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80a6" officeooo:paragraph-rsid="001817e4"/>
    </style:style>
    <style:style style:name="P2" style:family="paragraph" style:parent-style-name="Standard">
      <style:text-properties officeooo:rsid="001780a6" officeooo:paragraph-rsid="0019aa54"/>
    </style:style>
    <style:style style:name="P3" style:family="paragraph" style:parent-style-name="Standard">
      <style:text-properties officeooo:rsid="001817e4" officeooo:paragraph-rsid="0019aa54"/>
    </style:style>
    <style:style style:name="T1" style:family="text">
      <style:text-properties officeooo:rsid="001817e4"/>
    </style:style>
    <style:style style:name="T2" style:family="text">
      <style:text-properties officeooo:rsid="0019aa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ndo como referência a Base Nacional Comum Curricular, que apresenta os componentes curriculares obrigatórios na educação básica, dentre eles a Ciência<text:span text:style-name="T2">s</text:span> e a Geografia, este projeto pretende contribuir para o processo de ensino e aprendizagem dos <text:span text:style-name="T1">professores e alunos</text:span> tanto do Ensino Fundamental como do Ensino Médio. <text:span text:style-name="T1">Desse modo, a</text:span> proposta é oferecer uma ferramenta com as funcionalidades de um Astrolábio automatizado para oportunizar a prática d<text:span text:style-name="T1">os conteúdos</text:span> ministrad<text:span text:style-name="T1">os</text:span> na sala de aula, por exemplo: Orientação da posição geográfica; <text:span text:style-name="T1">marcação da hora local civil; posicionamento de estrelas e planetas</text:span> a partir da observação de astros.</text:p>
      <text:p text:style-name="P1"/>
      <text:p text:style-name="P3">Para tanto será necessário a construção de um protótipo robótico com uma interface simplificada de interação com o usuário (aluno ou professor), <text:s/><text:span text:style-name="T2">que</text:span> efetuar<text:span text:style-name="T2">á</text:span> cálculos astronômicos de posicionamento <text:span text:style-name="T2">e acionamento de atuadores para movimentação e apontamentos de corpos celestes.</text:span></text:p>
      <text:p text:style-name="P3"/>
      <text:p text:style-name="P3"><text:span text:style-name="T2">Além disso, o projeto necessitará de uma adequação das práticas astronômicas possíveis de serem aplicadas pelos professores de acordo com os conteúdos dos componentes curriculares de ciências e geografia, a fim de contribuir de forma concreta para a fundamentação da aprendizagem dos estudant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15:18:49.135061211</meta:creation-date>
    <dc:date>2020-05-01T17:07:01.406936777</dc:date>
    <meta:editing-duration>PT1H5M23S</meta:editing-duration>
    <meta:editing-cycles>1</meta:editing-cycles>
    <meta:document-statistic meta:table-count="0" meta:image-count="0" meta:object-count="0" meta:page-count="1" meta:paragraph-count="3" meta:word-count="177" meta:character-count="1211" meta:non-whitespace-character-count="1036"/>
    <meta:generator>LibreOffice/6.0.7.3$Linux_X86_64 LibreOffice_project/00m0$Build-3</meta:generator>
  </office:meta>
</office:document-meta>
</file>